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e0a53" officeooo:paragraph-rsid="001e0a53" style:font-weight-asian="bold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ccb2f"/>
    </style:style>
    <style:style style:name="P5" style:family="paragraph" style:parent-style-name="Standard">
      <style:text-properties officeooo:rsid="001ccb2f" officeooo:paragraph-rsid="001ccb2f"/>
    </style:style>
    <style:style style:name="P6" style:family="paragraph" style:parent-style-name="Standard">
      <style:text-properties officeooo:rsid="001e0a53" officeooo:paragraph-rsid="001e0a53"/>
    </style:style>
    <style:style style:name="P7" style:family="paragraph" style:parent-style-name="Standard">
      <style:text-properties officeooo:rsid="001e0a53" officeooo:paragraph-rsid="001ef1a1"/>
    </style:style>
    <style:style style:name="P8" style:family="paragraph" style:parent-style-name="Standard">
      <style:text-properties officeooo:rsid="001ef1a1" officeooo:paragraph-rsid="001ef1a1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0a53" officeooo:paragraph-rsid="001e0a53" style:font-weight-asian="bold" style:font-weight-complex="bold"/>
    </style:style>
    <style:style style:name="P11" style:family="paragraph" style:parent-style-name="Standard">
      <style:text-properties fo:font-weight="bold" officeooo:rsid="001ccb2f" officeooo:paragraph-rsid="001ccb2f" style:font-weight-asian="bold" style:font-weight-complex="bold"/>
    </style:style>
    <style:style style:name="P12" style:family="paragraph" style:parent-style-name="Standard">
      <style:text-properties fo:font-weight="bold" officeooo:paragraph-rsid="001ccb2f" style:font-weight-asian="bold" style:font-weight-complex="bold"/>
    </style:style>
    <style:style style:name="P13" style:family="paragraph" style:parent-style-name="Standard">
      <style:text-properties fo:font-weight="bold" officeooo:rsid="001ef1a1" officeooo:paragraph-rsid="001ef1a1" style:font-weight-asian="bold" style:font-weight-complex="bold"/>
    </style:style>
    <style:style style:name="P14" style:family="paragraph" style:parent-style-name="Standard">
      <style:text-properties fo:font-weight="bold" officeooo:rsid="002173bb" officeooo:paragraph-rsid="002173bb" style:font-weight-asian="bold" style:font-weight-complex="bold"/>
    </style:style>
    <style:style style:name="P15" style:family="paragraph" style:parent-style-name="Standard">
      <style:text-properties fo:font-weight="bold" officeooo:rsid="00224e04" officeooo:paragraph-rsid="00224e04" style:font-weight-asian="bold" style:font-weight-complex="bold"/>
    </style:style>
    <style:style style:name="P16" style:family="paragraph" style:parent-style-name="Standard">
      <style:text-properties fo:font-weight="bold" officeooo:rsid="00251c99" officeooo:paragraph-rsid="00251c99" style:font-weight-asian="bold" style:font-weight-complex="bold"/>
    </style:style>
    <style:style style:name="P17" style:family="paragraph" style:parent-style-name="Standard">
      <style:text-properties fo:font-weight="bold" officeooo:rsid="002687a4" officeooo:paragraph-rsid="002687a4" style:font-weight-asian="bold" style:font-weight-complex="bold"/>
    </style:style>
    <style:style style:name="P18" style:family="paragraph" style:parent-style-name="Standard">
      <style:text-properties fo:font-weight="bold" officeooo:rsid="00276992" officeooo:paragraph-rsid="00276992" style:font-weight-asian="bold" style:font-weight-complex="bold"/>
    </style:style>
    <style:style style:name="P19" style:family="paragraph" style:parent-style-name="Standard">
      <style:text-properties fo:font-weight="bold" officeooo:rsid="0028fcf2" officeooo:paragraph-rsid="0028fcf2" style:font-weight-asian="bold" style:font-weight-complex="bold"/>
    </style:style>
    <style:style style:name="P20" style:family="paragraph" style:parent-style-name="Standard">
      <style:text-properties fo:font-weight="bold" officeooo:rsid="002aea23" officeooo:paragraph-rsid="002aea23" style:font-weight-asian="bold" style:font-weight-complex="bold"/>
    </style:style>
    <style:style style:name="P21" style:family="paragraph" style:parent-style-name="Standard">
      <style:text-properties officeooo:rsid="002173bb" officeooo:paragraph-rsid="002173bb"/>
    </style:style>
    <style:style style:name="P22" style:family="paragraph" style:parent-style-name="Standard">
      <style:text-properties officeooo:paragraph-rsid="00251c99"/>
    </style:style>
    <style:style style:name="P23" style:family="paragraph" style:parent-style-name="Standard">
      <style:text-properties fo:font-weight="bold" officeooo:rsid="002aea23" officeooo:paragraph-rsid="002aea23" style:font-weight-asian="bold" style:font-weight-complex="bold"/>
    </style:style>
    <style:style style:name="P24" style:family="paragraph" style:parent-style-name="Standard">
      <style:text-properties fo:font-weight="bold" officeooo:rsid="002dbfbf" officeooo:paragraph-rsid="002dbfbf" style:font-weight-asian="bold" style:font-weight-complex="bold"/>
    </style:style>
    <style:style style:name="T1" style:family="text">
      <style:text-properties officeooo:rsid="001e0a53"/>
    </style:style>
    <style:style style:name="T2" style:family="text">
      <style:text-properties officeooo:rsid="001ef1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bd2e"/>
    </style:style>
    <style:style style:name="T5" style:family="text">
      <style:text-properties officeooo:rsid="00224e04"/>
    </style:style>
    <style:style style:name="T6" style:family="text">
      <style:text-properties officeooo:rsid="00240a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 text:c="2"/></text:p>
      <text:p text:style-name="P12"/>
      <text:p text:style-name="P11"><text:s/>1 . <text:s text:c="6"/>AI 2 Video Genration using LLM</text:p>
      <text:p text:style-name="P12"><text:s text:c="4"/></text:p>
      <text:p text:style-name="P9"/>
      <text:p text:style-name="P4"><text:a xlink:type="simple" xlink:href="https://github.com/ccallazans/ai-video-generator/commit/fd602bfe24132f495b34f0790209f525169c7fb8" text:style-name="Internet_20_link" text:visited-style-name="Visited_20_Internet_20_Link"><text:span text:style-name="T3">https://github.com/ccallazans/ai-video-generator/commit/fd602bfe24132f495b34f0790209f525169c7fb8</text:span></text:a><text:span text:style-name="T3"> <text:s text:c="4"/></text:span></text:p>
      <text:p text:style-name="P12"/>
      <text:p text:style-name="P12"/>
      <text:p text:style-name="P11">2 <text:s/><text:span text:style-name="T1">Doc Summarization</text:span></text:p>
      <text:p text:style-name="P11"/>
      <text:p text:style-name="P5"><text:a xlink:type="simple" xlink:href="https://llamabox.eu/2024/02/10/summarization-with-llamaindex-and-ollama.html" text:style-name="Internet_20_link" text:visited-style-name="Visited_20_Internet_20_Link"><text:span text:style-name="T3">https://llamabox.eu/2024/02/10/summarization-with-llamaindex-and-ollama.html</text:span></text:a></text:p>
      <text:p text:style-name="P11"/>
      <text:p text:style-name="P10">3. AI 2 image</text:p>
      <text:p text:style-name="P10"/>
      <text:p text:style-name="P6"><text:a xlink:type="simple" xlink:href="https://ollama.com/blog/vision-models" text:style-name="Internet_20_link" text:visited-style-name="Visited_20_Internet_20_Link"><text:span text:style-name="T3">https://ollama.com/blog/vision-models</text:span></text:a></text:p>
      <text:p text:style-name="P10"/>
      <text:p text:style-name="P10">4. <text:span text:style-name="T2">Data Filter in LLM’s</text:span></text:p>
      <text:p text:style-name="P10"/>
      <text:p text:style-name="P6"><text:a xlink:type="simple" xlink:href="https://sayfeddinehammemi.medium.com/llm-filters-simple-swiss-knife-lib-for-llm-application-7a95ef485f28" text:style-name="Internet_20_link" text:visited-style-name="Visited_20_Internet_20_Link"><text:span text:style-name="T3">https://sayfeddinehammemi.medium.com/llm-filters-simple-swiss-knife-lib-for-llm-application-7a95ef485f28</text:span></text:a></text:p>
      <text:p text:style-name="P10"/>
      <text:p text:style-name="P7"><text:a xlink:type="simple" xlink:href="https://github.com/piratos/llmfilters/blob/main/README.md" text:style-name="Internet_20_link" text:visited-style-name="Visited_20_Internet_20_Link"><text:span text:style-name="T3">https://github.com/piratos/llmfilters/blob/main/README.md</text:span></text:a></text:p>
      <text:p text:style-name="P10"/>
      <text:p text:style-name="P10"/>
      <text:p text:style-name="P2"><text:bookmark text:name="ef85"/>manager:</text:p>
      <text:p text:style-name="P1"><text:s text:c="2"/>type: kafka</text:p>
      <text:p text:style-name="P1"><text:s text:c="2"/>host: localhost</text:p>
      <text:p text:style-name="P1"><text:s text:c="2"/>bootstrap_servers: 127.0.0.1:50001</text:p>
      <text:p text:style-name="P1"><text:s text:c="2"/>group_id: llmfilters</text:p>
      <text:p text:style-name="P1"><text:s text:c="2"/>input_topic: input_topic</text:p>
      <text:p text:style-name="P1"><text:s text:c="2"/>output_topic: output_topic</text:p>
      <text:p text:style-name="P1">blocks:</text:p>
      <text:p text:style-name="P1">- type: llmfilters.blocks.EntryFilterBlock</text:p>
      <text:p text:style-name="P1">- type: llmfilters.blocks.SentimentAnalysisFilterBlock</text:p>
      <text:p text:style-name="P1"><text:s text:c="2"/>params:</text:p>
      <text:p text:style-name="P1"><text:s text:c="4"/>model_name: 'distilbert-base-uncased-finetuned-sst-2-english'</text:p>
      <text:p text:style-name="P1">- type: llmfilters.blocks.LengthFilterBlock</text:p>
      <text:p text:style-name="P1"><text:s text:c="2"/>params:</text:p>
      <text:p text:style-name="P1"><text:s text:c="4"/>max_length: 100</text:p>
      <text:p text:style-name="P1">- type: llmfilters.blocks.ProfanityFilterBlock</text:p>
      <text:p text:style-name="P1"><text:s text:c="2"/>params:</text:p>
      <text:p text:style-name="P1"><text:s text:c="4"/>profanity_words:</text:p>
      <text:p text:style-name="P1"><text:s text:c="6"/>- bad</text:p>
      <text:p text:style-name="P1"><text:s text:c="6"/>- rude</text:p>
      <text:p text:style-name="P1"><text:s text:c="6"/>- offensive</text:p>
      <text:p text:style-name="P3">- type: llmfilters.blocks.ExitFilterBlock</text:p>
      <text:p text:style-name="P10"/>
      <text:p text:style-name="P10"/>
      <text:p text:style-name="P10"/>
      <text:p text:style-name="P13">5. <text:span text:style-name="T4">Using <text:s/>LLM agents for different Purposes <text:s/>(Nvidia)</text:span></text:p>
      <text:p text:style-name="P13"/>
      <text:p text:style-name="P8"><text:a xlink:type="simple" xlink:href="https://developer.nvidia.com/blog/build-an-llm-powered-data-agent-for-data-analysis/" text:style-name="Internet_20_link" text:visited-style-name="Visited_20_Internet_20_Link"><text:span text:style-name="T3">https://developer.nvidia.com/blog/build-an-llm-powered-data-agent-for-data-analysis/</text:span></text:a></text:p>
      <text:p text:style-name="P13"/>
      <text:p text:style-name="P13"/>
      <text:p text:style-name="P14"><text:soft-page-break/>6. Doc Summarization</text:p>
      <text:p text:style-name="P14"/>
      <text:p text:style-name="P21"><text:a xlink:type="simple" xlink:href="https://github.com/GoogleCloudPlatform/generative-ai/blob/main/language/use-cases/document-summarization/summarization_large_documents_langchain.ipynb" text:style-name="Internet_20_link" text:visited-style-name="Visited_20_Internet_20_Link"><text:span text:style-name="T3">https://github.com/GoogleCloudPlatform/generative-ai/blob/main/language/use-cases/document-summarization/summarization_large_documents_langchain.ipynb</text:span></text:a></text:p>
      <text:p text:style-name="P14"/>
      <text:p text:style-name="P14"><text:span text:style-name="T5">b</text:span>. <text:a xlink:type="simple" xlink:href="https://python.langchain.com/v0.2/docs/tutorials/summarization/" text:style-name="Internet_20_link" text:visited-style-name="Visited_20_Internet_20_Link">https://python.langchain.com/v0.2/docs/tutorials/summarization/</text:a></text:p>
      <text:p text:style-name="P14"/>
      <text:p text:style-name="P15">7. <text:span text:style-name="T6">text to Doc creation</text:span></text:p>
      <text:p text:style-name="P15"/>
      <text:p text:style-name="P15"><text:a xlink:type="simple" xlink:href="https://github.com/ollama/ollama/blob/main/docs/tutorials/langchainjs.md" text:style-name="Internet_20_link" text:visited-style-name="Visited_20_Internet_20_Link">https://github.com/ollama/ollama/blob/main/docs/tutorials/langchainjs.md</text:a></text:p>
      <text:p text:style-name="P15"/>
      <text:p text:style-name="P16">8.</text:p>
      <text:p text:style-name="P22"><text:a xlink:type="simple" xlink:href="https://github.blog/2023-10-30-the-architecture-of-todays-llm-applications/" text:style-name="Internet_20_link" text:visited-style-name="Visited_20_Internet_20_Link">https://github.blog/2023-10-30-the-architecture-of-todays-llm-applications/</text:a></text:p>
      <text:p text:style-name="P16"/>
      <text:p text:style-name="P17">9.ppt with image generation.</text:p>
      <text:p text:style-name="P17"/>
      <text:p text:style-name="P17"><text:a xlink:type="simple" xlink:href="https://medium.com/@sumant2896/generating-presentation-for-summarised-data-using-llm-25a8950d5fa4" text:style-name="Internet_20_link" text:visited-style-name="Visited_20_Internet_20_Link">https://medium.com/@sumant2896/generating-presentation-for-summarised-data-using-llm-25a8950d5fa4</text:a></text:p>
      <text:p text:style-name="P17"/>
      <text:p text:style-name="P17">10. Document generation with PPTX</text:p>
      <text:p text:style-name="P17"/>
      <text:p text:style-name="P17"><text:a xlink:type="simple" xlink:href="https://github.com/Govind-S-B/ppt_generator" text:style-name="Internet_20_link" text:visited-style-name="Visited_20_Internet_20_Link">https://github.com/Govind-S-B/ppt_generator</text:a></text:p>
      <text:p text:style-name="P17"/>
      <text:p text:style-name="P18">11. pdf creation</text:p>
      <text:p text:style-name="P17"><text:a xlink:type="simple" xlink:href="https://github.com/Princekrampah/ai_generated_pdf_report/blob/master/basics/templates/base.html" text:style-name="Internet_20_link" text:visited-style-name="Visited_20_Internet_20_Link">https://github.com/Princekrampah/ai_generated_pdf_report/blob/master/basics/templates/base.html</text:a></text:p>
      <text:p text:style-name="P17"/>
      <text:p text:style-name="P19"/>
      <text:p text:style-name="P19">12 <text:s/>Llama index pipeline &amp; cache</text:p>
      <text:p text:style-name="P19"><text:s/><text:a xlink:type="simple" xlink:href="https://docs.llamaindex.ai/en/stable/module_guides/loading/ingestion_pipeline/" text:style-name="Internet_20_link" text:visited-style-name="Visited_20_Internet_20_Link">https://docs.llamaindex.ai/en/stable/module_guides/loading/ingestion_pipeline/</text:a></text:p>
      <text:p text:style-name="P19"/>
      <text:p text:style-name="P20">13 facebook research</text:p>
      <text:p text:style-name="P20"><text:a xlink:type="simple" xlink:href="https://github.com/facebookresearch/fairseq/blob/main/examples/speech_to_text/data_utils.py" text:style-name="Internet_20_link" text:visited-style-name="Visited_20_Internet_20_Link">https://github.com/facebookresearch/fairseq/blob/main/examples/speech_to_text/data_utils.py</text:a></text:p>
      <text:p text:style-name="P20"/>
      <text:p text:style-name="P24">14. converse 2 DB</text:p>
      <text:p text:style-name="P24"><text:a xlink:type="simple" xlink:href="https://github.com/arunpshankar/LLM-Text-to-SQL-Architectures/blob/main/01-Pattern-I/00-llm-flow.ipynb" text:style-name="Internet_20_link" text:visited-style-name="Visited_20_Internet_20_Link">https://github.com/arunpshankar/LLM-Text-to-SQL-Architectures/blob/main/01-Pattern-I/00-llm-flow.ipynb</text:a></text:p>
      <text:p text:style-name="P2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0:48:31.170632329</meta:creation-date>
    <dc:date>2024-07-03T12:34:54.694008295</dc:date>
    <meta:editing-duration>P1DT21H48M3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122" meta:character-count="2230" meta:non-whitespace-character-count="2089"/>
  </office:meta>
</office:document-meta>
</file>